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font-name="FreeSans" fo:font-size="12pt" fo:font-weight="bold" style:font-size-asian="12pt" style:font-name-complex="FreeSans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wrap-option="wrap"/>
    </style:style>
    <style:style style:name="T1" style:family="text">
      <style:text-properties fo:color="#000000" style:font-name="FreeSans" fo:font-size="12pt" fo:font-weight="bold" style:text-underline-style="none" style:text-underline-color="font-color" fo:font-style="normal" style:letter-kerning="true" fo:letter-spacing="normal" fo:language="en" fo:country="IN" style:language-asian="zh" style:country-asian="CN" style:language-complex="hi" style:country-complex="IN" style:font-name-complex="FreeSans" style:font-size-asian="12pt" style:font-size-complex="12pt" style:font-weight-complex="bold"/>
    </style:style>
    <style:style style:name="T2" style:family="text">
      <style:text-properties style:text-underline-style="none" style:text-underline-color="font-color" fo:font-style="normal" style:letter-kerning="true" fo:letter-spacing="normal" fo:language="en" fo:country="IN" style:language-asian="zh" style:country-asian="CN" style:language-complex="hi" style:country-complex="IN"/>
    </style:style>
    <style:style style:name="T3" style:family="text">
      <style:text-properties fo:font-style="normal" style:letter-kerning="true" fo:letter-spacing="normal" fo:language="en" fo:country="IN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5" table:default-cell-style-name="ce8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1" table:number-rows-spanned="2">
            <text:p>Workload</text:p>
          </table:table-cell>
          <table:table-cell table:style-name="ce3" office:value-type="string" calcext:value-type="string" table:number-columns-spanned="1" table:number-rows-spanned="2">
            <text:p>Discount Factor</text:p>
          </table:table-cell>
          <table:table-cell table:style-name="ce6" office:value-type="string" calcext:value-type="string" table:number-columns-spanned="5" table:number-rows-spanned="1">
            <text:p>Learning Rate</text:p>
          </table:table-cell>
          <table:covered-table-cell table:number-columns-repeated="4" table:style-name="ce1"/>
          <table:table-cell table:style-name="ce30" office:value-type="string" calcext:value-type="string" table:number-columns-spanned="2" table:number-rows-spanned="2">
            <text:p>Baseline</text:p>
          </table:table-cell>
          <table:covered-table-cell/>
          <table:table-cell table:number-columns-repeated="5"/>
        </table:table-row>
        <table:table-row table:style-name="ro1">
          <table:covered-table-cell/>
          <table:covered-table-cell table:style-name="ce1"/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BFS</text:p>
          </table:table-cell>
          <table:table-cell office:value-type="float" office:value="0.9" calcext:value-type="float">
            <text:p>0.9</text:p>
          </table:table-cell>
          <table:table-cell office:value-type="float" office:value="10842.4108813298" calcext:value-type="float">
            <text:p>10842.4108813298</text:p>
          </table:table-cell>
          <table:table-cell office:value-type="float" office:value="10284.7250436629" calcext:value-type="float">
            <text:p>10284.7250436629</text:p>
          </table:table-cell>
          <table:table-cell office:value-type="float" office:value="11984.5404216765" calcext:value-type="float">
            <text:p>11984.5404216765</text:p>
          </table:table-cell>
          <table:table-cell office:value-type="float" office:value="9878.11976327957" calcext:value-type="float">
            <text:p>9878.11976327957</text:p>
          </table:table-cell>
          <table:table-cell office:value-type="float" office:value="10026.4724910178" calcext:value-type="float">
            <text:p>10026.4724910178</text:p>
          </table:table-cell>
          <table:table-cell table:style-name="ce31" office:value-type="string" calcext:value-type="string" table:number-columns-spanned="2" table:number-rows-spanned="3">
            <text:p><text:span text:style-name="T1">9382.035784695428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0829.5092225085" calcext:value-type="float">
            <text:p>10829.5092225085</text:p>
          </table:table-cell>
          <table:table-cell office:value-type="float" office:value="11368.62759352" calcext:value-type="float">
            <text:p>11368.62759352</text:p>
          </table:table-cell>
          <table:table-cell office:value-type="float" office:value="11146.1178165274" calcext:value-type="float">
            <text:p>11146.1178165274</text:p>
          </table:table-cell>
          <table:table-cell office:value-type="float" office:value="10492.049195358" calcext:value-type="float">
            <text:p>10492.049195358</text:p>
          </table:table-cell>
          <table:table-cell office:value-type="float" office:value="11449.9630504851" calcext:value-type="float">
            <text:p>11449.9630504851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1431.5080600202" calcext:value-type="float">
            <text:p>11431.5080600202</text:p>
          </table:table-cell>
          <table:table-cell office:value-type="float" office:value="11037.8853155268" calcext:value-type="float">
            <text:p>11037.8853155268</text:p>
          </table:table-cell>
          <table:table-cell table:style-name="ce9" office:value-type="float" office:value="9246.55409746611" calcext:value-type="float">
            <text:p>9246.55409746611</text:p>
          </table:table-cell>
          <table:table-cell office:value-type="float" office:value="13344.939928522" calcext:value-type="float">
            <text:p>13344.939928522</text:p>
          </table:table-cell>
          <table:table-cell office:value-type="float" office:value="9888.86796823948" calcext:value-type="float">
            <text:p>9888.8679682394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GEMM</text:p>
          </table:table-cell>
          <table:table-cell office:value-type="float" office:value="0.9" calcext:value-type="float">
            <text:p>0.9</text:p>
          </table:table-cell>
          <table:table-cell office:value-type="float" office:value="7121.46441987734" calcext:value-type="float">
            <text:p>7121.46441987734</text:p>
          </table:table-cell>
          <table:table-cell office:value-type="float" office:value="7545.40264826538" calcext:value-type="float">
            <text:p>7545.40264826538</text:p>
          </table:table-cell>
          <table:table-cell table:style-name="ce9" office:value-type="float" office:value="6183.72643560383" calcext:value-type="float">
            <text:p>6183.72643560383</text:p>
          </table:table-cell>
          <table:table-cell office:value-type="float" office:value="6727.73119534615" calcext:value-type="float">
            <text:p>6727.73119534615</text:p>
          </table:table-cell>
          <table:table-cell table:style-name="ce9" office:value-type="float" office:value="6291.29022184772" calcext:value-type="float">
            <text:p>6291.29022184772</text:p>
          </table:table-cell>
          <table:table-cell table:style-name="ce32" office:value-type="string" calcext:value-type="string" table:number-columns-spanned="2" table:number-rows-spanned="3">
            <text:p><text:span text:style-name="T2">6572.879067127716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7109.99550725051" calcext:value-type="float">
            <text:p>7109.99550725051</text:p>
          </table:table-cell>
          <table:table-cell table:style-name="ce9" office:value-type="float" office:value="6470.21512684662" calcext:value-type="float">
            <text:p>6470.21512684662</text:p>
          </table:table-cell>
          <table:table-cell table:style-name="ce9" office:value-type="float" office:value="6394.3583093245" calcext:value-type="float">
            <text:p>6394.3583093245</text:p>
          </table:table-cell>
          <table:table-cell table:style-name="ce9" office:value-type="float" office:value="6250.37974340101" calcext:value-type="float">
            <text:p>6250.37974340101</text:p>
          </table:table-cell>
          <table:table-cell table:style-name="ce9" office:value-type="float" office:value="6470.10481409158" calcext:value-type="float">
            <text:p>6470.10481409158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7930.5368362237" calcext:value-type="float">
            <text:p>7930.5368362237</text:p>
          </table:table-cell>
          <table:table-cell office:value-type="float" office:value="7402.87101551278" calcext:value-type="float">
            <text:p>7402.87101551278</text:p>
          </table:table-cell>
          <table:table-cell office:value-type="float" office:value="6840.57095585872" calcext:value-type="float">
            <text:p>6840.57095585872</text:p>
          </table:table-cell>
          <table:table-cell table:style-name="ce9" office:value-type="float" office:value="6408.16390218026" calcext:value-type="float">
            <text:p>6408.16390218026</text:p>
          </table:table-cell>
          <table:table-cell table:style-name="ce9" office:value-type="float" office:value="6356.77299595201" calcext:value-type="float">
            <text:p>6356.77299595201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lbm</text:p>
          </table:table-cell>
          <table:table-cell office:value-type="float" office:value="0.9" calcext:value-type="float">
            <text:p>0.9</text:p>
          </table:table-cell>
          <table:table-cell office:value-type="float" office:value="14934.6030911939" calcext:value-type="float">
            <text:p>14934.6030911939</text:p>
          </table:table-cell>
          <table:table-cell office:value-type="float" office:value="10348.5958178797" calcext:value-type="float">
            <text:p>10348.5958178797</text:p>
          </table:table-cell>
          <table:table-cell office:value-type="float" office:value="6747.4674634867" calcext:value-type="float">
            <text:p>6747.4674634867</text:p>
          </table:table-cell>
          <table:table-cell office:value-type="float" office:value="7883.0350547072" calcext:value-type="float">
            <text:p>7883.0350547072</text:p>
          </table:table-cell>
          <table:table-cell office:value-type="float" office:value="6442.01054626658" calcext:value-type="float">
            <text:p>6442.01054626658</text:p>
          </table:table-cell>
          <table:table-cell table:style-name="ce31" office:value-type="string" calcext:value-type="string" table:number-columns-spanned="2" table:number-rows-spanned="3">
            <text:p><text:span text:style-name="T1">5496.769393923078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1466.4762078749" calcext:value-type="float">
            <text:p>11466.4762078749</text:p>
          </table:table-cell>
          <table:table-cell office:value-type="float" office:value="7075.05253771251" calcext:value-type="float">
            <text:p>7075.05253771251</text:p>
          </table:table-cell>
          <table:table-cell office:value-type="float" office:value="9233.90409540893" calcext:value-type="float">
            <text:p>9233.90409540893</text:p>
          </table:table-cell>
          <table:table-cell office:value-type="float" office:value="7262.72511671636" calcext:value-type="float">
            <text:p>7262.72511671636</text:p>
          </table:table-cell>
          <table:table-cell office:value-type="float" office:value="7474.64296735388" calcext:value-type="float">
            <text:p>7474.64296735388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3229.6010907898" calcext:value-type="float">
            <text:p>13229.6010907898</text:p>
          </table:table-cell>
          <table:table-cell office:value-type="float" office:value="9630.91454243936" calcext:value-type="float">
            <text:p>9630.91454243936</text:p>
          </table:table-cell>
          <table:table-cell office:value-type="float" office:value="7165.65439010183" calcext:value-type="float">
            <text:p>7165.65439010183</text:p>
          </table:table-cell>
          <table:table-cell office:value-type="float" office:value="9292.30015237944" calcext:value-type="float">
            <text:p>9292.30015237944</text:p>
          </table:table-cell>
          <table:table-cell office:value-type="float" office:value="7150.95668048105" calcext:value-type="float">
            <text:p>7150.95668048105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roms</text:p>
          </table:table-cell>
          <table:table-cell office:value-type="float" office:value="0.9" calcext:value-type="float">
            <text:p>0.9</text:p>
          </table:table-cell>
          <table:table-cell office:value-type="float" office:value="13554.8365647226" calcext:value-type="float">
            <text:p>13554.8365647226</text:p>
          </table:table-cell>
          <table:table-cell office:value-type="float" office:value="12905.8018174067" calcext:value-type="float">
            <text:p>12905.8018174067</text:p>
          </table:table-cell>
          <table:table-cell office:value-type="float" office:value="9499.09616571004" calcext:value-type="float">
            <text:p>9499.09616571004</text:p>
          </table:table-cell>
          <table:table-cell office:value-type="float" office:value="10272.9774329095" calcext:value-type="float">
            <text:p>10272.9774329095</text:p>
          </table:table-cell>
          <table:table-cell office:value-type="float" office:value="11707.863087584" calcext:value-type="float">
            <text:p>11707.863087584</text:p>
          </table:table-cell>
          <table:table-cell table:style-name="ce32" office:value-type="string" calcext:value-type="string" table:number-columns-spanned="2" table:number-rows-spanned="3">
            <text:p><text:span text:style-name="T2">8017.796599870298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3065.5766547079" calcext:value-type="float">
            <text:p>13065.5766547079</text:p>
          </table:table-cell>
          <table:table-cell office:value-type="float" office:value="13997.3125745157" calcext:value-type="float">
            <text:p>13997.3125745157</text:p>
          </table:table-cell>
          <table:table-cell office:value-type="float" office:value="13093.9392498748" calcext:value-type="float">
            <text:p>13093.9392498748</text:p>
          </table:table-cell>
          <table:table-cell office:value-type="float" office:value="11309.9266240559" calcext:value-type="float">
            <text:p>11309.9266240559</text:p>
          </table:table-cell>
          <table:table-cell table:style-name="ce9" office:value-type="float" office:value="7498.39453425084" calcext:value-type="float">
            <text:p>7498.39453425084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5241.9407161914" calcext:value-type="float">
            <text:p>15241.9407161914</text:p>
          </table:table-cell>
          <table:table-cell office:value-type="float" office:value="15084.8615541163" calcext:value-type="float">
            <text:p>15084.8615541163</text:p>
          </table:table-cell>
          <table:table-cell office:value-type="float" office:value="9489.91533099966" calcext:value-type="float">
            <text:p>9489.91533099966</text:p>
          </table:table-cell>
          <table:table-cell office:value-type="float" office:value="8956.8205269488" calcext:value-type="float">
            <text:p>8956.8205269488</text:p>
          </table:table-cell>
          <table:table-cell office:value-type="float" office:value="8526.36401825175" calcext:value-type="float">
            <text:p>8526.36401825175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mcf</text:p>
          </table:table-cell>
          <table:table-cell office:value-type="float" office:value="0.9" calcext:value-type="float">
            <text:p>0.9</text:p>
          </table:table-cell>
          <table:table-cell office:value-type="float" office:value="6075.52954254016" calcext:value-type="float">
            <text:p>6075.52954254016</text:p>
          </table:table-cell>
          <table:table-cell table:style-name="ce9" office:value-type="float" office:value="5961.28191392317" calcext:value-type="float">
            <text:p>5961.28191392317</text:p>
          </table:table-cell>
          <table:table-cell office:value-type="float" office:value="6040.29512502393" calcext:value-type="float">
            <text:p>6040.29512502393</text:p>
          </table:table-cell>
          <table:table-cell office:value-type="float" office:value="6045.02363736533" calcext:value-type="float">
            <text:p>6045.02363736533</text:p>
          </table:table-cell>
          <table:table-cell office:value-type="float" office:value="6110.11638170533" calcext:value-type="float">
            <text:p>6110.11638170533</text:p>
          </table:table-cell>
          <table:table-cell table:style-name="ce32" office:value-type="string" calcext:value-type="string" table:number-columns-spanned="2" table:number-rows-spanned="3">
            <text:p><text:span text:style-name="T3">6013.504838472912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6092.1767042144" calcext:value-type="float">
            <text:p>6092.1767042144</text:p>
          </table:table-cell>
          <table:table-cell table:style-name="ce9" office:value-type="float" office:value="5937.21680353415" calcext:value-type="float">
            <text:p>5937.21680353415</text:p>
          </table:table-cell>
          <table:table-cell table:style-name="ce9" office:value-type="float" office:value="5909.73962233507" calcext:value-type="float">
            <text:p>5909.73962233507</text:p>
          </table:table-cell>
          <table:table-cell table:style-name="ce9" office:value-type="float" office:value="6012.13906618633" calcext:value-type="float">
            <text:p>6012.13906618633</text:p>
          </table:table-cell>
          <table:table-cell office:value-type="float" office:value="6061.245526092" calcext:value-type="float">
            <text:p>6061.245526092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6104.67887769345" calcext:value-type="float">
            <text:p>6104.67887769345</text:p>
          </table:table-cell>
          <table:table-cell office:value-type="float" office:value="6039.95097181096" calcext:value-type="float">
            <text:p>6039.95097181096</text:p>
          </table:table-cell>
          <table:table-cell table:style-name="ce9" office:value-type="float" office:value="6000.86919160852" calcext:value-type="float">
            <text:p>6000.86919160852</text:p>
          </table:table-cell>
          <table:table-cell table:style-name="ce9" office:value-type="float" office:value="5989.48408868579" calcext:value-type="float">
            <text:p>5989.48408868579</text:p>
          </table:table-cell>
          <table:table-cell table:style-name="ce9" office:value-type="float" office:value="5952.65476700719" calcext:value-type="float">
            <text:p>5952.6547670071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fotonik</text:p>
          </table:table-cell>
          <table:table-cell office:value-type="float" office:value="0.9" calcext:value-type="float">
            <text:p>0.9</text:p>
          </table:table-cell>
          <table:table-cell office:value-type="float" office:value="9165.52775776929" calcext:value-type="float">
            <text:p>9165.52775776929</text:p>
          </table:table-cell>
          <table:table-cell office:value-type="float" office:value="7214.83523777513" calcext:value-type="float">
            <text:p>7214.83523777513</text:p>
          </table:table-cell>
          <table:table-cell office:value-type="float" office:value="5554.50068105248" calcext:value-type="float">
            <text:p>5554.50068105248</text:p>
          </table:table-cell>
          <table:table-cell office:value-type="float" office:value="6465.63127724268" calcext:value-type="float">
            <text:p>6465.63127724268</text:p>
          </table:table-cell>
          <table:table-cell office:value-type="float" office:value="6379.97329477062" calcext:value-type="float">
            <text:p>6379.97329477062</text:p>
          </table:table-cell>
          <table:table-cell table:style-name="ce32" office:value-type="string" calcext:value-type="string" table:number-columns-spanned="2" table:number-rows-spanned="3">
            <text:p><text:span text:style-name="T3">4870.887575887301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9196.4502166719" calcext:value-type="float">
            <text:p>9196.4502166719</text:p>
          </table:table-cell>
          <table:table-cell office:value-type="float" office:value="7540.42567355626" calcext:value-type="float">
            <text:p>7540.42567355626</text:p>
          </table:table-cell>
          <table:table-cell office:value-type="float" office:value="5463.16071071108" calcext:value-type="float">
            <text:p>5463.16071071108</text:p>
          </table:table-cell>
          <table:table-cell office:value-type="float" office:value="5742.29244445398" calcext:value-type="float">
            <text:p>5742.29244445398</text:p>
          </table:table-cell>
          <table:table-cell office:value-type="float" office:value="5634.76089397334" calcext:value-type="float">
            <text:p>5634.76089397334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table:style-name="ce9" office:value-type="float" office:value="4219.04688928902" calcext:value-type="float">
            <text:p>4219.04688928902</text:p>
          </table:table-cell>
          <table:table-cell office:value-type="float" office:value="9705.80253141474" calcext:value-type="float">
            <text:p>9705.80253141474</text:p>
          </table:table-cell>
          <table:table-cell office:value-type="float" office:value="7063.56984592607" calcext:value-type="float">
            <text:p>7063.56984592607</text:p>
          </table:table-cell>
          <table:table-cell office:value-type="float" office:value="5745.1912011246" calcext:value-type="float">
            <text:p>5745.1912011246</text:p>
          </table:table-cell>
          <table:table-cell office:value-type="float" office:value="5078.47594948497" calcext:value-type="float">
            <text:p>5078.47594948497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xalancbmk</text:p>
          </table:table-cell>
          <table:table-cell office:value-type="float" office:value="0.9" calcext:value-type="float">
            <text:p>0.9</text:p>
          </table:table-cell>
          <table:table-cell office:value-type="float" office:value="3320.37675751308" calcext:value-type="float">
            <text:p>3320.37675751308</text:p>
          </table:table-cell>
          <table:table-cell office:value-type="float" office:value="3290.08493314245" calcext:value-type="float">
            <text:p>3290.08493314245</text:p>
          </table:table-cell>
          <table:table-cell office:value-type="float" office:value="3223.47853716506" calcext:value-type="float">
            <text:p>3223.47853716506</text:p>
          </table:table-cell>
          <table:table-cell office:value-type="float" office:value="3255.67013165573" calcext:value-type="float">
            <text:p>3255.67013165573</text:p>
          </table:table-cell>
          <table:table-cell office:value-type="float" office:value="3382.47326814775" calcext:value-type="float">
            <text:p>3382.47326814775</text:p>
          </table:table-cell>
          <table:table-cell table:style-name="ce32" office:value-type="string" calcext:value-type="string" table:number-columns-spanned="2" table:number-rows-spanned="3">
            <text:p><text:span text:style-name="T2">3092.896297841909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3423.2828215429" calcext:value-type="float">
            <text:p>3423.2828215429</text:p>
          </table:table-cell>
          <table:table-cell table:style-name="ce9" office:value-type="float" office:value="3069.36509879385" calcext:value-type="float">
            <text:p>3069.36509879385</text:p>
          </table:table-cell>
          <table:table-cell office:value-type="float" office:value="3113.4195809182" calcext:value-type="float">
            <text:p>3113.4195809182</text:p>
          </table:table-cell>
          <table:table-cell office:value-type="float" office:value="3243.38161951163" calcext:value-type="float">
            <text:p>3243.38161951163</text:p>
          </table:table-cell>
          <table:table-cell office:value-type="float" office:value="3277.27507126915" calcext:value-type="float">
            <text:p>3277.27507126915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3403.18908544822" calcext:value-type="float">
            <text:p>3403.18908544822</text:p>
          </table:table-cell>
          <table:table-cell office:value-type="float" office:value="3112.07366710671" calcext:value-type="float">
            <text:p>3112.07366710671</text:p>
          </table:table-cell>
          <table:table-cell office:value-type="float" office:value="3271.85293574943" calcext:value-type="float">
            <text:p>3271.85293574943</text:p>
          </table:table-cell>
          <table:table-cell table:style-name="ce9" office:value-type="float" office:value="3048.46094192106" calcext:value-type="float">
            <text:p>3048.46094192106</text:p>
          </table:table-cell>
          <table:table-cell table:style-name="ce9" office:value-type="float" office:value="3050.17395023075" calcext:value-type="float">
            <text:p>3050.17395023075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gcc</text:p>
          </table:table-cell>
          <table:table-cell office:value-type="float" office:value="0.9" calcext:value-type="float">
            <text:p>0.9</text:p>
          </table:table-cell>
          <table:table-cell office:value-type="float" office:value="9556.2548080052" calcext:value-type="float">
            <text:p>9556.2548080052</text:p>
          </table:table-cell>
          <table:table-cell office:value-type="float" office:value="9848.10615826203" calcext:value-type="float">
            <text:p>9848.10615826203</text:p>
          </table:table-cell>
          <table:table-cell office:value-type="float" office:value="9292.51108248588" calcext:value-type="float">
            <text:p>9292.51108248588</text:p>
          </table:table-cell>
          <table:table-cell office:value-type="float" office:value="9364.68816998707" calcext:value-type="float">
            <text:p>9364.68816998707</text:p>
          </table:table-cell>
          <table:table-cell office:value-type="float" office:value="9255.87830334869" calcext:value-type="float">
            <text:p>9255.87830334869</text:p>
          </table:table-cell>
          <table:table-cell table:style-name="ce32" office:value-type="string" calcext:value-type="string" table:number-columns-spanned="2" table:number-rows-spanned="3">
            <text:p><text:span text:style-name="T3">9154.29510910082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0009.8658168367" calcext:value-type="float">
            <text:p>10009.8658168367</text:p>
          </table:table-cell>
          <table:table-cell table:style-name="ce9" office:value-type="float" office:value="9081.25525370643" calcext:value-type="float">
            <text:p>9081.25525370643</text:p>
          </table:table-cell>
          <table:table-cell table:style-name="ce9" office:value-type="float" office:value="9091.50595101254" calcext:value-type="float">
            <text:p>9091.50595101254</text:p>
          </table:table-cell>
          <table:table-cell office:value-type="float" office:value="9219.13034795012" calcext:value-type="float">
            <text:p>9219.13034795012</text:p>
          </table:table-cell>
          <table:table-cell table:style-name="ce9" office:value-type="float" office:value="9141.158696969" calcext:value-type="float">
            <text:p>9141.158696969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0003.7405466565" calcext:value-type="float">
            <text:p>10003.7405466565</text:p>
          </table:table-cell>
          <table:table-cell table:style-name="ce9" office:value-type="float" office:value="9110.00917722025" calcext:value-type="float">
            <text:p>9110.00917722025</text:p>
          </table:table-cell>
          <table:table-cell office:value-type="float" office:value="9250.60516178931" calcext:value-type="float">
            <text:p>9250.60516178931</text:p>
          </table:table-cell>
          <table:table-cell table:style-name="ce9" office:value-type="float" office:value="8815.34116446747" calcext:value-type="float">
            <text:p>8815.34116446747</text:p>
          </table:table-cell>
          <table:table-cell table:style-name="ce9" office:value-type="float" office:value="9040.76143294996" calcext:value-type="float">
            <text:p>9040.76143294996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STREAM</text:p>
          </table:table-cell>
          <table:table-cell office:value-type="float" office:value="0.9" calcext:value-type="float">
            <text:p>0.9</text:p>
          </table:table-cell>
          <table:table-cell office:value-type="float" office:value="17597.0675474949" calcext:value-type="float">
            <text:p>17597.0675474949</text:p>
          </table:table-cell>
          <table:table-cell office:value-type="float" office:value="18140.739834716" calcext:value-type="float">
            <text:p>18140.739834716</text:p>
          </table:table-cell>
          <table:table-cell office:value-type="float" office:value="16822.3169935388" calcext:value-type="float">
            <text:p>16822.3169935388</text:p>
          </table:table-cell>
          <table:table-cell office:value-type="float" office:value="18718.8564385834" calcext:value-type="float">
            <text:p>18718.8564385834</text:p>
          </table:table-cell>
          <table:table-cell office:value-type="float" office:value="20205.4572860404" calcext:value-type="float">
            <text:p>20205.4572860404</text:p>
          </table:table-cell>
          <table:table-cell table:style-name="ce32" office:value-type="string" calcext:value-type="string" table:number-columns-spanned="2" table:number-rows-spanned="3">
            <text:p><text:span text:style-name="T2">15555.06569357554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8332.0476778656" calcext:value-type="float">
            <text:p>18332.0476778656</text:p>
          </table:table-cell>
          <table:table-cell office:value-type="float" office:value="16273.9751922192" calcext:value-type="float">
            <text:p>16273.9751922192</text:p>
          </table:table-cell>
          <table:table-cell office:value-type="float" office:value="19932.9587874849" calcext:value-type="float">
            <text:p>19932.9587874849</text:p>
          </table:table-cell>
          <table:table-cell office:value-type="float" office:value="18721.9579785371" calcext:value-type="float">
            <text:p>18721.9579785371</text:p>
          </table:table-cell>
          <table:table-cell office:value-type="float" office:value="18280.3458500381" calcext:value-type="float">
            <text:p>18280.3458500381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22198.0467659941" calcext:value-type="float">
            <text:p>22198.0467659941</text:p>
          </table:table-cell>
          <table:table-cell office:value-type="float" office:value="15831.1364293085" calcext:value-type="float">
            <text:p>15831.1364293085</text:p>
          </table:table-cell>
          <table:table-cell table:style-name="ce9" office:value-type="float" office:value="15325.942231215" calcext:value-type="float">
            <text:p>15325.942231215</text:p>
          </table:table-cell>
          <table:table-cell office:value-type="float" office:value="21429.1975159935" calcext:value-type="float">
            <text:p>21429.1975159935</text:p>
          </table:table-cell>
          <table:table-cell table:style-name="ce9" office:value-type="float" office:value="14625.9626911844" calcext:value-type="float">
            <text:p>14625.9626911844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omnetpp</text:p>
          </table:table-cell>
          <table:table-cell office:value-type="float" office:value="0.9" calcext:value-type="float">
            <text:p>0.9</text:p>
          </table:table-cell>
          <table:table-cell office:value-type="float" office:value="6688.05116701779" calcext:value-type="float">
            <text:p>6688.05116701779</text:p>
          </table:table-cell>
          <table:table-cell office:value-type="float" office:value="6762.90959535829" calcext:value-type="float">
            <text:p>6762.90959535829</text:p>
          </table:table-cell>
          <table:table-cell table:style-name="ce9" office:value-type="float" office:value="4948.96604005074" calcext:value-type="float">
            <text:p>4948.96604005074</text:p>
          </table:table-cell>
          <table:table-cell office:value-type="float" office:value="5029.3016152078" calcext:value-type="float">
            <text:p>5029.3016152078</text:p>
          </table:table-cell>
          <table:table-cell office:value-type="float" office:value="5591.41922306333" calcext:value-type="float">
            <text:p>5591.41922306333</text:p>
          </table:table-cell>
          <table:table-cell table:style-name="ce32" office:value-type="string" calcext:value-type="string" table:number-columns-spanned="2" table:number-rows-spanned="3">
            <text:p><text:span text:style-name="T3">4743.995306838104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5252.88668472594" calcext:value-type="float">
            <text:p>5252.88668472594</text:p>
          </table:table-cell>
          <table:table-cell office:value-type="float" office:value="6423.51626573959" calcext:value-type="float">
            <text:p>6423.51626573959</text:p>
          </table:table-cell>
          <table:table-cell office:value-type="float" office:value="5067.62103892451" calcext:value-type="float">
            <text:p>5067.62103892451</text:p>
          </table:table-cell>
          <table:table-cell office:value-type="float" office:value="5407.66341348627" calcext:value-type="float">
            <text:p>5407.66341348627</text:p>
          </table:table-cell>
          <table:table-cell office:value-type="float" office:value="5027.65674486773" calcext:value-type="float">
            <text:p>5027.65674486773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5654.0423881628" calcext:value-type="float">
            <text:p>5654.0423881628</text:p>
          </table:table-cell>
          <table:table-cell office:value-type="float" office:value="6895.88454408179" calcext:value-type="float">
            <text:p>6895.88454408179</text:p>
          </table:table-cell>
          <table:table-cell table:style-name="ce9" office:value-type="float" office:value="4506.21294258361" calcext:value-type="float">
            <text:p>4506.21294258361</text:p>
          </table:table-cell>
          <table:table-cell table:style-name="ce9" office:value-type="float" office:value="4585.71697358743" calcext:value-type="float">
            <text:p>4585.71697358743</text:p>
          </table:table-cell>
          <table:table-cell table:style-name="ce9" office:value-type="string" calcext:value-type="string">
            <text:p>-</text:p>
          </table:table-cell>
          <table:covered-table-cell table:number-columns-repeated="2"/>
          <table:table-cell table:number-columns-repeated="5"/>
        </table:table-row>
        <table:table-row table:style-name="ro2" table:number-rows-repeated="4">
          <table:table-cell table:style-name="Default" table:number-columns-repeated="9"/>
          <table:table-cell table:number-columns-repeated="5"/>
        </table:table-row>
        <table:table-row table:style-name="ro2" table:number-rows-repeated="4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4"/>
          <table:table-cell table:style-name="ce10" table:number-columns-repeated="7"/>
          <table:table-cell table:style-name="ce34" table:number-columns-repeated="6"/>
        </table:table-row>
        <table:table-row table:style-name="ro1">
          <table:table-cell table:style-name="ce4"/>
          <table:table-cell table:style-name="ce10" table:number-columns-repeated="7"/>
          <table:table-cell table:style-name="ce34" table:number-columns-repeated="6"/>
        </table:table-row>
        <table:table-row table:style-name="ro2" table:number-rows-repeated="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 table:number-rows-repeated="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 table:number-rows-repeated="4">
          <table:table-cell table:style-name="Default" table:number-columns-repeated="9"/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3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09:13:52.842276330</meta:creation-date>
    <dc:date>2025-11-05T11:19:57.263873581</dc:date>
    <meta:editing-duration>PT5H31M14S</meta:editing-duration>
    <meta:editing-cycles>20</meta:editing-cycles>
    <meta:generator>LibreOffice/7.3.7.2$Linux_X86_64 LibreOffice_project/30$Build-2</meta:generator>
    <meta:document-statistic meta:table-count="1" meta:cell-count="209" meta:object-count="0"/>
  </office:meta>
</office:document-meta>
</file>